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lwg Typewriter" svg:font-family="'Tlwg Typewriter'"/>
  </office:font-face-decls>
  <office:automatic-styles>
    <style:style style:name="P1" style:family="paragraph" style:parent-style-name="Text_20_body">
      <style:paragraph-properties fo:margin-left="0in" fo:margin-right="0in" fo:margin-top="0in" fo:margin-bottom="0in" style:contextual-spacing="false" fo:text-indent="0in" style:auto-text-indent="false"/>
      <style:text-properties fo:color="#0a0012" loext:opacity="100%" style:font-name="Tlwg Typewriter" fo:font-size="16pt"/>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se: #1349</text:p>
      <text:p text:style-name="P1">Subject: Zhao Jing</text:p>
      <text:p text:style-name="P1">Age: 8 yo.</text:p>
      <text:p text:style-name="P1">Height: 0.65 ft.</text:p>
      <text:p text:style-name="P1">Blood Type: B+</text:p>
      <text:p text:style-name="P1">Description: Light skin, dark straight hair, brown eyes. Asian.</text:p>
      <text:p text:style-name="Text_20_body"/>
      <text:p text:style-name="Text_20_body"/>
      <text:p text:style-name="P1">Son of Zhao Feng and Gabriela Sanchez. Reported lost by his father on April 5th 1985, he was last seen close to "Nueva Esperanza Park" on Two Angels avenue. Subject was wearing a green coat and a baseball hat.</text:p>
      <text:p text:style-name="Standard"/>
      <text:p text:style-name="P2">**Saint Bartholomew Faces Economic Turmoil as Plastic Industry Woes Deepen**</text:p>
      <text:p text:style-name="Standard"/>
      <text:p text:style-name="Standard">*The Bartholomew Beacon, June 8, 1975*</text:p>
      <text:p text:style-name="Standard"/>
      <text:p text:style-name="Standard">Saint Bartholomew, the once-thriving hub of plastic production, is now grappling with an economic crisis that threatens the very foundation of its industrial landscape. The city, known for its vibrant plastic factories, is facing unprecedented challenges that have sent shockwaves through its economic core.</text:p>
      <text:p text:style-name="Standard"/>
      <text:p text:style-name="Standard">At the epicenter of the crisis is a sudden scarcity of a crucial ingredient for plastic manufacturing—polymer resin. Industry insiders are baffled as the polymer resin, a fundamental component for various plastic products, is becoming increasingly difficult to obtain. This unforeseen shortage has forced factories to slow down production, triggering a domino effect that is being felt throughout the city.</text:p>
      <text:p text:style-name="Standard"/>
      <text:p text:style-name="Standard">Plastic manufacturers, such as Bartholomew Plastics Incorporated, are feeling the pinch as production lines grind to a halt. William Turner, CEO of Bartholomew Plastics, expressed his concerns, stating, "We're facing unprecedented challenges in securing the necessary materials to keep our machines running. The polymer resin shortage is a severe blow to our industry and our city."</text:p>
      <text:p text:style-name="Standard"/>
      <text:p text:style-name="Standard">Local economists are sounding alarm bells, predicting a grim outlook for Saint Bartholomew's economy. The sudden slowdown in plastic production has led to layoffs and increased unemployment rates, creating a ripple effect that is impacting businesses and households alike.</text:p>
      <text:p text:style-name="Standard"/>
      <text:p text:style-name="Standard">Dr. Margaret Anderson, a leading economist at Bartholomew University, warns, "The plastic industry has been the economic backbone of our city for years. The current crisis could lead to a prolonged recession, with businesses struggling and families facing financial hardships."</text:p>
      <text:p text:style-name="Standard"/>
      <text:p text:style-name="Standard">City officials are scrambling to address the crisis, exploring alternative sources for polymer resin and negotiating with suppliers. In the meantime, rumors circulate about a government task force investigating the roots of the shortage, with speculations ranging from industrial espionage to environmental concerns.</text:p>
      <text:p text:style-name="Standard"/>
      <text:p text:style-name="Standard">As the city anxiously waits for a resolution, the plastic factories that once symbolized prosperity now stand as silent witnesses to a bygone era. The future of Saint Bartholomew hangs in the balance, and only time will tell whether the city can overcome these economic challenges and restore its once-thriving plastic industr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lwg Typewriter" svg:font-family="'Tlwg Typewriter'"/>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9T22:25:08.450228953</meta:creation-date>
    <dc:date>2023-12-14T23:22:02.399432376</dc:date>
    <meta:editing-duration>PT26S</meta:editing-duration>
    <meta:editing-cycles>2</meta:editing-cycles>
    <meta:generator>LibreOffice/7.3.7.2$Linux_X86_64 LibreOffice_project/30$Build-2</meta:generator>
    <meta:document-statistic meta:table-count="0" meta:image-count="0" meta:object-count="0" meta:page-count="2" meta:paragraph-count="16" meta:word-count="413" meta:character-count="2743" meta:non-whitespace-character-count="2347"/>
  </office:meta>
</office:document-meta>
</file>